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allCompressionRatio" table:style-name="ta1">
        <table:shapes>
          <draw:frame draw:z-index="0" draw:style-name="gr1" draw:text-style-name="P1" svg:width="15.999cm" svg:height="8.999cm" svg:x="3.231cm" svg:y="0.1cm">
            <draw:object draw:notify-on-update-of-ranges="smallCompressionRatio.A3:smallCompressionRatio.A234 smallCompressionRatio.D3:smallCompressionRatio.D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Compressed Siz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/[.B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/[.B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/[.B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/[.B5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/[.B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/[.B7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/[.B8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]/[.B9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]/[.B1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/[.B11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/[.B12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3]/[.B13]"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4]/[.B14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5]/[.B15]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6]/[.B16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7]/[.B17]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8]/[.B18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9]/[.B1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0]/[.B20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1]/[.B21]"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/[.B2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3]/[.B23]" office:value-type="float" office:value="0.954545454545455" calcext:value-type="float">
            <text:p>0.954545454545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/[.B24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5]/[.B25]"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6]/[.B26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7]/[.B27]"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8]/[.B28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/[.B29]"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0]/[.B30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1]/[.B31]" office:value-type="float" office:value="0.935483870967742" calcext:value-type="float">
            <text:p>0.9354838709677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]/[.B32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3]/[.B33]" office:value-type="float" office:value="0.939393939393939" calcext:value-type="float">
            <text:p>0.9393939393939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4]/[.B34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5]/[.B35]" office:value-type="float" office:value="0.942857142857143" calcext:value-type="float">
            <text:p>0.942857142857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6]/[.B36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7]/[.B37]" office:value-type="float" office:value="0.945945945945946" calcext:value-type="float">
            <text:p>0.9459459459459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8]/[.B38]" office:value-type="float" office:value="0.923076923076923" calcext:value-type="float">
            <text:p>0.923076923076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9]/[.B39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0]/[.B40]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1]/[.B41]"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2]/[.B4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3]/[.B43]" office:value-type="float" office:value="0.931818181818182" calcext:value-type="float">
            <text:p>0.931818181818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4]/[.B44]" office:value-type="float" office:value="0.954545454545455" calcext:value-type="float">
            <text:p>0.95454545454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5]/[.B45]"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6]/[.B46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7]/[.B47]" office:value-type="float" office:value="0.957446808510638" calcext:value-type="float">
            <text:p>0.9574468085106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48]/[.B48]"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49]/[.B49]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0]/[.B50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1]/[.B51]" office:value-type="float" office:value="0.942307692307692" calcext:value-type="float">
            <text:p>0.9423076923076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2]/[.B52]" office:value-type="float" office:value="0.943396226415094" calcext:value-type="float">
            <text:p>0.9433962264150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3]/[.B53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4]/[.B54]" office:value-type="float" office:value="0.945454545454545" calcext:value-type="float">
            <text:p>0.9454545454545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5]/[.B55]" office:value-type="float" office:value="0.946428571428571" calcext:value-type="float">
            <text:p>0.9464285714285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6]/[.B56]" office:value-type="float" office:value="0.931034482758621" calcext:value-type="float">
            <text:p>0.9310344827586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7]/[.B57]" office:value-type="float" office:value="0.948275862068966" calcext:value-type="float">
            <text:p>0.9482758620689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58]/[.B58]" office:value-type="float" office:value="0.949152542372881" calcext:value-type="float">
            <text:p>0.9491525423728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59]/[.B59]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0]/[.B60]" office:value-type="float" office:value="0.950819672131147" calcext:value-type="float">
            <text:p>0.9508196721311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1]/[.B61]" office:value-type="float" office:value="0.936507936507936" calcext:value-type="float">
            <text:p>0.9365079365079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2]/[.B62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3]/[.B63]" office:value-type="float" office:value="0.938461538461538" calcext:value-type="float">
            <text:p>0.9384615384615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4]/[.B64]" office:value-type="float" office:value="0.939393939393939" calcext:value-type="float">
            <text:p>0.9393939393939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5]/[.B65]" office:value-type="float" office:value="0.940298507462687" calcext:value-type="float">
            <text:p>0.9402985074626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6]/[.B66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67]/[.B67]" office:value-type="float" office:value="0.942028985507246" calcext:value-type="float">
            <text:p>0.942028985507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68]/[.B68]" office:value-type="float" office:value="0.942857142857143" calcext:value-type="float">
            <text:p>0.942857142857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69]/[.B69]" office:value-type="float" office:value="0.930555555555556" calcext:value-type="float">
            <text:p>0.9305555555555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0]/[.B7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1]/[.B71]"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2]/[.B72]" office:value-type="float" office:value="0.958904109589041" calcext:value-type="float">
            <text:p>0.9589041095890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3]/[.B73]" office:value-type="float" office:value="0.959459459459459" calcext:value-type="float">
            <text:p>0.959459459459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4]/[.B74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5]/[.B75]" office:value-type="float" office:value="0.960526315789474" calcext:value-type="float">
            <text:p>0.9605263157894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6]/[.B76]" office:value-type="float" office:value="0.961038961038961" calcext:value-type="float">
            <text:p>0.9610389610389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7]/[.B77]"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78]/[.B78]" office:value-type="float" office:value="0.962025316455696" calcext:value-type="float">
            <text:p>0.962025316455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79]/[.B79]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0]/[.B8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1]/[.B81]"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2]/[.B82]" office:value-type="float" office:value="0.963855421686747" calcext:value-type="float">
            <text:p>0.9638554216867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3]/[.B83]"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4]/[.B84]" office:value-type="float" office:value="0.964705882352941" calcext:value-type="float">
            <text:p>0.9647058823529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5]/[.B85]" office:value-type="float" office:value="0.954022988505747" calcext:value-type="float">
            <text:p>0.9540229885057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6]/[.B86]" office:value-type="float" office:value="0.954545454545455" calcext:value-type="float">
            <text:p>0.9545454545454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87]/[.B87]" office:value-type="float" office:value="0.955056179775281" calcext:value-type="float">
            <text:p>0.9550561797752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88]/[.B88]" office:value-type="float" office:value="0.955555555555556" calcext:value-type="float">
            <text:p>0.9555555555555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89]/[.B89]" office:value-type="float" office:value="0.956043956043956" calcext:value-type="float">
            <text:p>0.9560439560439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0]/[.B90]" office:value-type="float" office:value="0.956521739130435" calcext:value-type="float">
            <text:p>0.9565217391304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1]/[.B91]" office:value-type="float" office:value="0.956989247311828" calcext:value-type="float">
            <text:p>0.9569892473118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2]/[.B92]" office:value-type="float" office:value="0.957446808510638" calcext:value-type="float">
            <text:p>0.9574468085106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3]/[.B93]" office:value-type="float" office:value="0.957894736842105" calcext:value-type="float">
            <text:p>0.9578947368421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4]/[.B94]"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5]/[.B95]" office:value-type="float" office:value="0.958762886597938" calcext:value-type="float">
            <text:p>0.9587628865979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6]/[.B96]" office:value-type="float" office:value="0.959183673469388" calcext:value-type="float">
            <text:p>0.9591836734693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97]/[.B97]" office:value-type="float" office:value="0.95959595959596" calcext:value-type="float">
            <text:p>0.959595959595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8]/[.B98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A99]/[.B99]" office:value-type="float" office:value="0.96039603960396" calcext:value-type="float">
            <text:p>0.960396039603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100]/[.B100]" office:value-type="float" office:value="0.96078431372549" calcext:value-type="float">
            <text:p>0.960784313725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A101]/[.B101]" office:value-type="float" office:value="0.961165048543689" calcext:value-type="float">
            <text:p>0.961165048543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102]/[.B102]"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3]/[.B103]" office:value-type="float" office:value="0.961904761904762" calcext:value-type="float">
            <text:p>0.9619047619047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104]/[.B104]" office:value-type="float" office:value="0.962264150943396" calcext:value-type="float">
            <text:p>0.9622641509433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A105]/[.B105]" office:value-type="float" office:value="0.962616822429906" calcext:value-type="float">
            <text:p>0.9626168224299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A106]/[.B106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A107]/[.B107]" office:value-type="float" office:value="0.963302752293578" calcext:value-type="float">
            <text:p>0.9633027522935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A108]/[.B108]" office:value-type="float" office:value="0.972477064220183" calcext:value-type="float">
            <text:p>0.9724770642201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109]/[.B109]" office:value-type="float" office:value="0.972727272727273" calcext:value-type="float">
            <text:p>0.9727272727272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0]/[.B110]"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A111]/[.B111]" office:value-type="float" office:value="0.964601769911504" calcext:value-type="float">
            <text:p>0.9646017699115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112]/[.B112]" office:value-type="float" office:value="0.964912280701754" calcext:value-type="float">
            <text:p>0.9649122807017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113]/[.B113]" office:value-type="float" office:value="0.973684210526316" calcext:value-type="float">
            <text:p>0.9736842105263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114]/[.B114]" office:value-type="float" office:value="0.973913043478261" calcext:value-type="float">
            <text:p>0.9739130434782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A115]/[.B115]" office:value-type="float" office:value="0.965811965811966" calcext:value-type="float">
            <text:p>0.9658119658119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116]/[.B116]" office:value-type="float" office:value="0.966101694915254" calcext:value-type="float">
            <text:p>0.9661016949152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A117]/[.B117]" office:value-type="float" office:value="0.966386554621849" calcext:value-type="float">
            <text:p>0.9663865546218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18]/[.B11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19]/[.B119]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A120]/[.B120]" office:value-type="float" office:value="0.967213114754098" calcext:value-type="float">
            <text:p>0.9672131147540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121]/[.B121]" office:value-type="float" office:value="0.967479674796748" calcext:value-type="float">
            <text:p>0.9674796747967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A122]/[.B122]" office:value-type="float" office:value="0.967741935483871" calcext:value-type="float">
            <text:p>0.9677419354838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A123]/[.B123]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A124]/[.B124]"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A125]/[.B125]" office:value-type="float" office:value="0.968503937007874" calcext:value-type="float">
            <text:p>0.9685039370078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26]/[.B126]"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A127]/[.B127]" office:value-type="float" office:value="0.968992248062015" calcext:value-type="float">
            <text:p>0.9689922480620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128]/[.B128]" office:value-type="float" office:value="0.969230769230769" calcext:value-type="float">
            <text:p>0.9692307692307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A129]/[.B129]" office:value-type="float" office:value="0.969465648854962" calcext:value-type="float">
            <text:p>0.9694656488549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A130]/[.B130]"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131]/[.B131]" office:value-type="float" office:value="0.969924812030075" calcext:value-type="float">
            <text:p>0.9699248120300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A132]/[.B132]" office:value-type="float" office:value="0.970149253731343" calcext:value-type="float">
            <text:p>0.9701492537313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33]/[.B133]" office:value-type="float" office:value="0.963235294117647" calcext:value-type="float">
            <text:p>0.9632352941176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34]/[.B134]" office:value-type="float" office:value="0.970588235294118" calcext:value-type="float">
            <text:p>0.9705882352941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135]/[.B135]" office:value-type="float" office:value="0.970802919708029" calcext:value-type="float">
            <text:p>0.9708029197080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A136]/[.B136]" office:value-type="float" office:value="0.971014492753623" calcext:value-type="float">
            <text:p>0.9710144927536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137]/[.B137]" office:value-type="float" office:value="0.971223021582734" calcext:value-type="float">
            <text:p>0.9712230215827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138]/[.B138]" office:value-type="float" office:value="0.97841726618705" calcext:value-type="float">
            <text:p>0.978417266187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139]/[.B139]" office:value-type="float" office:value="0.978571428571429" calcext:value-type="float">
            <text:p>0.978571428571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140]/[.B140]"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141]/[.B141]" office:value-type="float" office:value="0.97887323943662" calcext:value-type="float">
            <text:p>0.978873239436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A142]/[.B142]" office:value-type="float" office:value="0.979020979020979" calcext:value-type="float">
            <text:p>0.9790209790209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A143]/[.B143]" office:value-type="float" office:value="0.986013986013986" calcext:value-type="float">
            <text:p>0.9860139860139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44]/[.B144]" office:value-type="float" office:value="0.986111111111111" calcext:value-type="float">
            <text:p>0.9861111111111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45]/[.B145]" office:value-type="float" office:value="0.986206896551724" calcext:value-type="float">
            <text:p>0.9862068965517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46]/[.B146]" office:value-type="float" office:value="0.979591836734694" calcext:value-type="float">
            <text:p>0.9795918367346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47]/[.B147]" office:value-type="float" office:value="0.986394557823129" calcext:value-type="float">
            <text:p>0.986394557823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48]/[.B148]" office:value-type="float" office:value="0.993197278911565" calcext:value-type="float">
            <text:p>0.9931972789115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149]/[.B149]"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150]/[.B150]" office:value-type="float" office:value="0.993288590604027" calcext:value-type="float">
            <text:p>0.993288590604027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/>
          <table:table-cell table:formula="of:=[.A151]/[.B151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/>
          <table:table-cell table:formula="of:=[.A152]/[.B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A153]/[.B153]" office:value-type="float" office:value="1.00666666666667" calcext:value-type="float">
            <text:p>1.006666666666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154]/[.B154]" office:value-type="float" office:value="1.00662251655629" calcext:value-type="float">
            <text:p>1.0066225165562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/>
          <table:table-cell table:formula="of:=[.A155]/[.B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A156]/[.B156]" office:value-type="float" office:value="1.00653594771242" calcext:value-type="float">
            <text:p>1.00653594771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157]/[.B157]" office:value-type="float" office:value="1.00649350649351" calcext:value-type="float">
            <text:p>1.006493506493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A158]/[.B158]" office:value-type="float" office:value="1.00645161290323" calcext:value-type="float">
            <text:p>1.006451612903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159]/[.B159]" office:value-type="float" office:value="1.00641025641026" calcext:value-type="float">
            <text:p>1.00641025641026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/>
          <table:table-cell table:formula="of:=[.A160]/[.B1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A161]/[.B161]" office:value-type="float" office:value="1.00632911392405" calcext:value-type="float">
            <text:p>1.006329113924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A162]/[.B162]" office:value-type="float" office:value="1.0062893081761" calcext:value-type="float">
            <text:p>1.00628930817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163]/[.B163]" office:value-type="float" office:value="1.00625" calcext:value-type="float">
            <text:p>1.006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A164]/[.B164]" office:value-type="float" office:value="1.00621118012422" calcext:value-type="float">
            <text:p>1.00621118012422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/>
          <table:table-cell table:formula="of:=[.A165]/[.B1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A166]/[.B166]" office:value-type="float" office:value="1.00613496932515" calcext:value-type="float">
            <text:p>1.006134969325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167]/[.B167]" office:value-type="float" office:value="1.00609756097561" calcext:value-type="float">
            <text:p>1.006097560975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168]/[.B168]" office:value-type="float" office:value="1.00606060606061" calcext:value-type="float">
            <text:p>1.006060606060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A169]/[.B169]" office:value-type="float" office:value="1.00602409638554" calcext:value-type="float">
            <text:p>1.0060240963855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170]/[.B170]" office:value-type="float" office:value="1.0059880239521" calcext:value-type="float">
            <text:p>1.00598802395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171]/[.B171]" office:value-type="float" office:value="1.01197604790419" calcext:value-type="float">
            <text:p>1.011976047904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172]/[.B172]" office:value-type="float" office:value="1.00591715976331" calcext:value-type="float">
            <text:p>1.005917159763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173]/[.B173]" office:value-type="float" office:value="1.01183431952663" calcext:value-type="float">
            <text:p>1.011834319526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174]/[.B174]" office:value-type="float" office:value="1.01176470588235" calcext:value-type="float">
            <text:p>1.011764705882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A175]/[.B175]" office:value-type="float" office:value="1.01169590643275" calcext:value-type="float">
            <text:p>1.011695906432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176]/[.B176]" office:value-type="float" office:value="1.01162790697674" calcext:value-type="float">
            <text:p>1.011627906976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177]/[.B177]" office:value-type="float" office:value="1.00574712643678" calcext:value-type="float">
            <text:p>1.00574712643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A178]/[.B178]" office:value-type="float" office:value="1.00571428571429" calcext:value-type="float">
            <text:p>1.005714285714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79]/[.B179]" office:value-type="float" office:value="1.00568181818182" calcext:value-type="float">
            <text:p>1.005681818181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180]/[.B180]" office:value-type="float" office:value="1.00564971751412" calcext:value-type="float">
            <text:p>1.005649717514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181]/[.B181]" office:value-type="float" office:value="1.01129943502825" calcext:value-type="float">
            <text:p>1.011299435028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A182]/[.B182]" office:value-type="float" office:value="1.00558659217877" calcext:value-type="float">
            <text:p>1.005586592178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183]/[.B183]" office:value-type="float" office:value="1.00555555555556" calcext:value-type="float">
            <text:p>1.005555555555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184]/[.B184]" office:value-type="float" office:value="1.00552486187845" calcext:value-type="float">
            <text:p>1.005524861878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185]/[.B185]" office:value-type="float" office:value="1.01104972375691" calcext:value-type="float">
            <text:p>1.011049723756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186]/[.B186]" office:value-type="float" office:value="1.01098901098901" calcext:value-type="float">
            <text:p>1.010989010989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187]/[.B187]" office:value-type="float" office:value="1.0054347826087" calcext:value-type="float">
            <text:p>1.00543478260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188]/[.B188]" office:value-type="float" office:value="1.00540540540541" calcext:value-type="float">
            <text:p>1.005405405405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189]/[.B189]" office:value-type="float" office:value="1.01081081081081" calcext:value-type="float">
            <text:p>1.010810810810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A190]/[.B190]" office:value-type="float" office:value="1.01075268817204" calcext:value-type="float">
            <text:p>1.010752688172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191]/[.B191]" office:value-type="float" office:value="1.01069518716578" calcext:value-type="float">
            <text:p>1.010695187165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192]/[.B192]" office:value-type="float" office:value="1.00529100529101" calcext:value-type="float">
            <text:p>1.005291005291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193]/[.B193]" office:value-type="float" office:value="1.00526315789474" calcext:value-type="float">
            <text:p>1.005263157894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194]/[.B194]" office:value-type="float" office:value="1.01052631578947" calcext:value-type="float">
            <text:p>1.010526315789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195]/[.B195]" office:value-type="float" office:value="1.01578947368421" calcext:value-type="float">
            <text:p>1.015789473684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196]/[.B196]" office:value-type="float" office:value="1.01570680628272" calcext:value-type="float">
            <text:p>1.015706806282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197]/[.B197]" office:value-type="float" office:value="1.015625" calcext:value-type="float">
            <text:p>1.0156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198]/[.B198]" office:value-type="float" office:value="1.01554404145078" calcext:value-type="float">
            <text:p>1.0155440414507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199]/[.B199]" office:value-type="float" office:value="1.02072538860104" calcext:value-type="float">
            <text:p>1.02072538860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200]/[.B200]" office:value-type="float" office:value="1.01538461538462" calcext:value-type="float">
            <text:p>1.015384615384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201]/[.B201]" office:value-type="float" office:value="1.02051282051282" calcext:value-type="float">
            <text:p>1.020512820512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202]/[.B202]" office:value-type="float" office:value="1.02040816326531" calcext:value-type="float">
            <text:p>1.020408163265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A203]/[.B203]" office:value-type="float" office:value="1.02030456852792" calcext:value-type="float">
            <text:p>1.020304568527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204]/[.B204]" office:value-type="float" office:value="1.02020202020202" calcext:value-type="float">
            <text:p>1.02020202020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205]/[.B205]" office:value-type="float" office:value="1.02010050251256" calcext:value-type="float">
            <text:p>1.020100502512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206]/[.B206]" office:value-type="float" office:value="1.0251256281407" calcext:value-type="float">
            <text:p>1.02512562814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A207]/[.B207]" office:value-type="float" office:value="1.01990049751244" calcext:value-type="float">
            <text:p>1.019900497512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A208]/[.B208]" office:value-type="float" office:value="1.01980198019802" calcext:value-type="float">
            <text:p>1.019801980198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209]/[.B209]" office:value-type="float" office:value="1.01970443349754" calcext:value-type="float">
            <text:p>1.019704433497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A210]/[.B210]" office:value-type="float" office:value="1.01960784313725" calcext:value-type="float">
            <text:p>1.019607843137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A211]/[.B211]" office:value-type="float" office:value="1.01951219512195" calcext:value-type="float">
            <text:p>1.019512195121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212]/[.B212]" office:value-type="float" office:value="1.01941747572816" calcext:value-type="float">
            <text:p>1.019417475728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213]/[.B213]" office:value-type="float" office:value="1.02427184466019" calcext:value-type="float">
            <text:p>1.024271844660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A214]/[.B214]" office:value-type="float" office:value="1.02415458937198" calcext:value-type="float">
            <text:p>1.024154589371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15]/[.B215]" office:value-type="float" office:value="1.02403846153846" calcext:value-type="float">
            <text:p>1.024038461538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A216]/[.B216]" office:value-type="float" office:value="1.02392344497608" calcext:value-type="float">
            <text:p>1.023923444976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A217]/[.B217]" office:value-type="float" office:value="1.02870813397129" calcext:value-type="float">
            <text:p>1.028708133971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218]/[.B218]" office:value-type="float" office:value="1.02369668246445" calcext:value-type="float">
            <text:p>1.023696682464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219]/[.B219]" office:value-type="float" office:value="1.02843601895735" calcext:value-type="float">
            <text:p>1.028436018957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220]/[.B220]" office:value-type="float" office:value="1.02830188679245" calcext:value-type="float">
            <text:p>1.028301886792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A221]/[.B221]" office:value-type="float" office:value="1.02816901408451" calcext:value-type="float">
            <text:p>1.028169014084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A222]/[.B222]" office:value-type="float" office:value="1.02803738317757" calcext:value-type="float">
            <text:p>1.028037383177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A223]/[.B223]" office:value-type="float" office:value="1.02790697674419" calcext:value-type="float">
            <text:p>1.027906976744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224]/[.B224]" office:value-type="float" office:value="1.02777777777778" calcext:value-type="float">
            <text:p>1.02777777777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225]/[.B225]" office:value-type="float" office:value="1.02764976958525" calcext:value-type="float">
            <text:p>1.027649769585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A226]/[.B226]" office:value-type="float" office:value="1.02752293577982" calcext:value-type="float">
            <text:p>1.027522935779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A227]/[.B227]" office:value-type="float" office:value="1.02739726027397" calcext:value-type="float">
            <text:p>1.027397260273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A228]/[.B228]" office:value-type="float" office:value="1.03196347031963" calcext:value-type="float">
            <text:p>1.031963470319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229]/[.B229]" office:value-type="float" office:value="1.03181818181818" calcext:value-type="float">
            <text:p>1.031818181818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A230]/[.B230]" office:value-type="float" office:value="1.0316742081448" calcext:value-type="float">
            <text:p>1.03167420814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A231]/[.B231]" office:value-type="float" office:value="1.03153153153153" calcext:value-type="float">
            <text:p>1.031531531531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A232]/[.B232]" office:value-type="float" office:value="1.03139013452915" calcext:value-type="float">
            <text:p>1.03139013452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3]/[.B233]" office:value-type="float" office:value="1.03125" calcext:value-type="float">
            <text:p>1.031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234]/[.B234]" office:value-type="float" office:value="1.03111111111111" calcext:value-type="float">
            <text:p>1.03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1T13:53:47.761134357</dc:date>
    <meta:editing-duration>PT2M1S</meta:editing-duration>
    <meta:editing-cycles>2</meta:editing-cycles>
    <meta:generator>LibreOffice/7.3.5.2$Linux_X86_64 LibreOffice_project/30$Build-2</meta:generator>
    <meta:document-statistic meta:table-count="1" meta:cell-count="7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Compression Ratio VS. Input Size</text:p>
        </chart:title>
        <chart:plot-area chart:style-name="ch3" table:cell-range-address="smallCompressionRatio.A3:smallCompressionRatio.A234 smallCompressionRatio.D3:smallCompressionRatio.D234" svg:x="1.331cm" svg:y="1.275cm" svg:width="14.349cm" svg:height="6.564cm">
          <chart:coordinate-region svg:x="2.058cm" svg:y="1.475cm" svg:width="13.342cm" svg:height="5.717cm"/>
          <chart:axis chart:dimension="x" chart:name="primary-x" chart:style-name="ch4">
            <chart:title svg:x="7.045cm" svg:y="8.019cm" chart:style-name="ch5">
              <text:p>Size of Input [Bytes]</text:p>
            </chart:title>
          </chart:axis>
          <chart:axis chart:dimension="y" chart:name="primary-y" chart:style-name="ch4">
            <chart:title svg:x="0.451cm" svg:y="6.003cm" chart:style-name="ch6">
              <text:p>Compression Ratio</text:p>
            </chart:title>
            <chart:grid chart:style-name="ch7" chart:class="major"/>
          </chart:axis>
          <chart:series chart:style-name="ch8" chart:values-cell-range-address="smallCompressionRatio.D3:smallCompressionRatio.D234" chart:class="chart:scatter">
            <chart:domain table:cell-range-address="smallCompressionRatio.A3:smallCompressionRatio.A234"/>
            <chart:data-point chart:repeated="2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mallCompressionRatio.A3:smallCompressionRatio.A234</svg:desc>
                </draw:g>
              </table:table-cell>
              <table:table-cell office:value-type="float" office:value="0.5">
                <text:p>0.5</text:p>
                <draw:g>
                  <svg:desc>smallCompressionRatio.D3:smallCompressionRatio.D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51219512195122">
                <text:p>0.951219512195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1818181818182">
                <text:p>0.931818181818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55555555555556">
                <text:p>0.955555555555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7446808510638">
                <text:p>0.957446808510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38775510204082">
                <text:p>0.938775510204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42307692307692">
                <text:p>0.942307692307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45454545454545">
                <text:p>0.945454545454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46428571428571">
                <text:p>0.946428571428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48275862068966">
                <text:p>0.948275862068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49152542372881">
                <text:p>0.949152542372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50819672131147">
                <text:p>0.9508196721311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38461538461538">
                <text:p>0.938461538461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42028985507246">
                <text:p>0.942028985507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30555555555556">
                <text:p>0.930555555555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58904109589041">
                <text:p>0.958904109589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59459459459459">
                <text:p>0.959459459459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60526315789474">
                <text:p>0.96052631578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61038961038961">
                <text:p>0.961038961038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62025316455696">
                <text:p>0.962025316455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63414634146341">
                <text:p>0.963414634146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63855421686747">
                <text:p>0.963855421686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64705882352941">
                <text:p>0.96470588235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55056179775281">
                <text:p>0.955056179775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55555555555556">
                <text:p>0.95555555555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56043956043956">
                <text:p>0.956043956043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56989247311828">
                <text:p>0.956989247311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57446808510638">
                <text:p>0.957446808510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57894736842105">
                <text:p>0.957894736842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9183673469388">
                <text:p>0.959183673469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6039603960396">
                <text:p>0.96039603960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61165048543689">
                <text:p>0.961165048543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61904761904762">
                <text:p>0.961904761904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62264150943396">
                <text:p>0.962264150943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62616822429906">
                <text:p>0.962616822429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63302752293578">
                <text:p>0.9633027522935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972477064220183">
                <text:p>0.9724770642201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72727272727273">
                <text:p>0.972727272727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64601769911504">
                <text:p>0.964601769911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64912280701754">
                <text:p>0.964912280701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73684210526316">
                <text:p>0.973684210526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73913043478261">
                <text:p>0.9739130434782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65811965811966">
                <text:p>0.9658119658119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66101694915254">
                <text:p>0.966101694915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66386554621849">
                <text:p>0.9663865546218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67213114754098">
                <text:p>0.9672131147540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67479674796748">
                <text:p>0.967479674796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68503937007874">
                <text:p>0.9685039370078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68992248062015">
                <text:p>0.968992248062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69465648854962">
                <text:p>0.969465648854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69924812030075">
                <text:p>0.9699248120300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70149253731343">
                <text:p>0.9701492537313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63235294117647">
                <text:p>0.9632352941176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70802919708029">
                <text:p>0.9708029197080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71014492753623">
                <text:p>0.9710144927536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71223021582734">
                <text:p>0.971223021582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7841726618705">
                <text:p>0.97841726618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78571428571429">
                <text:p>0.9785714285714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85714285714286">
                <text:p>0.985714285714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7887323943662">
                <text:p>0.978873239436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79020979020979">
                <text:p>0.9790209790209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86013986013986">
                <text:p>0.986013986013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86111111111111">
                <text:p>0.9861111111111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86206896551724">
                <text:p>0.986206896551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93197278911565">
                <text:p>0.993197278911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93243243243243">
                <text:p>0.9932432432432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93288590604027">
                <text:p>0.993288590604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00666666666667">
                <text:p>1.00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00662251655629">
                <text:p>1.00662251655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00653594771242">
                <text:p>1.00653594771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00649350649351">
                <text:p>1.00649350649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00645161290323">
                <text:p>1.00645161290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00641025641026">
                <text:p>1.006410256410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00632911392405">
                <text:p>1.006329113924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0062893081761">
                <text:p>1.0062893081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0625">
                <text:p>1.0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00613496932515">
                <text:p>1.006134969325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00609756097561">
                <text:p>1.00609756097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00606060606061">
                <text:p>1.00606060606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00602409638554">
                <text:p>1.006024096385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0059880239521">
                <text:p>1.00598802395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01197604790419">
                <text:p>1.011976047904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00591715976331">
                <text:p>1.005917159763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01183431952663">
                <text:p>1.01183431952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01176470588235">
                <text:p>1.01176470588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01169590643275">
                <text:p>1.01169590643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01162790697674">
                <text:p>1.011627906976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00574712643678">
                <text:p>1.0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00571428571429">
                <text:p>1.00571428571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00568181818182">
                <text:p>1.00568181818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00564971751412">
                <text:p>1.00564971751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01129943502825">
                <text:p>1.011299435028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00558659217877">
                <text:p>1.005586592178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00555555555556">
                <text:p>1.00555555555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01104972375691">
                <text:p>1.01104972375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01098901098901">
                <text:p>1.010989010989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0054347826087">
                <text:p>1.0054347826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00540540540541">
                <text:p>1.005405405405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01081081081081">
                <text:p>1.010810810810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01075268817204">
                <text:p>1.01075268817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01069518716578">
                <text:p>1.010695187165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00529100529101">
                <text:p>1.00529100529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00526315789474">
                <text:p>1.005263157894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01052631578947">
                <text:p>1.01052631578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01578947368421">
                <text:p>1.015789473684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01570680628272">
                <text:p>1.015706806282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01554404145078">
                <text:p>1.015544041450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02072538860104">
                <text:p>1.02072538860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01538461538462">
                <text:p>1.01538461538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02051282051282">
                <text:p>1.02051282051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02040816326531">
                <text:p>1.020408163265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02030456852792">
                <text:p>1.020304568527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02020202020202">
                <text:p>1.020202020202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02010050251256">
                <text:p>1.020100502512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0251256281407">
                <text:p>1.02512562814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01990049751244">
                <text:p>1.019900497512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01980198019802">
                <text:p>1.019801980198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01970443349754">
                <text:p>1.019704433497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01960784313725">
                <text:p>1.019607843137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01951219512195">
                <text:p>1.01951219512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01941747572816">
                <text:p>1.019417475728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02427184466019">
                <text:p>1.024271844660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02415458937198">
                <text:p>1.02415458937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02403846153846">
                <text:p>1.024038461538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02392344497608">
                <text:p>1.02392344497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02870813397129">
                <text:p>1.02870813397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02369668246445">
                <text:p>1.023696682464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02843601895735">
                <text:p>1.02843601895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02830188679245">
                <text:p>1.02830188679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02816901408451">
                <text:p>1.028169014084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02803738317757">
                <text:p>1.028037383177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02790697674419">
                <text:p>1.02790697674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02777777777778">
                <text:p>1.02777777777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02764976958525">
                <text:p>1.02764976958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02752293577982">
                <text:p>1.027522935779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02739726027397">
                <text:p>1.027397260273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03196347031963">
                <text:p>1.03196347031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03181818181818">
                <text:p>1.031818181818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0316742081448">
                <text:p>1.03167420814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03153153153153">
                <text:p>1.03153153153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03139013452915">
                <text:p>1.031390134529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03111111111111">
                <text:p>1.03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